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pitch="fixed"/>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Heading_20_3">
      <style:paragraph-properties fo:break-before="page"/>
    </style:style>
    <style:style style:name="P5" style:family="paragraph" style:parent-style-name="Standard">
      <style:paragraph-properties fo:text-align="center" style:justify-single-word="false"/>
    </style:style>
    <style:style style:name="P6" style:family="paragraph" style:parent-style-name="Standard" style:list-style-name="L2"/>
    <style:style style:name="P7" style:family="paragraph" style:parent-style-name="Standard" style:list-style-name="L3">
      <style:text-properties style:font-name="Courier New"/>
    </style:style>
    <style:style style:name="P8" style:family="paragraph" style:parent-style-name="Standard" style:list-style-name="L3"/>
    <style:style style:name="T1" style:family="text">
      <style:text-properties style:font-name="Courier New"/>
    </style:style>
    <style:style style:name="fr1" style:family="graphic" style:parent-style-name="OLE">
      <style:graphic-properties style:vertical-pos="from-top" style:horizontal-pos="from-left" style:horizontal-rel="paragraph"/>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JBS</text:h>
      <text:h text:style-name="Heading_20_2" text:outline-level="2">PHP – JDBC Bridge System</text:h>
      <text:p text:style-name="Text_20_body"/>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1">PJBS<text:tab/>1</text:p>
          <text:p text:style-name="P2">PHP – JDBC Bridge System<text:tab/>1</text:p>
          <text:p text:style-name="P3">Overview<text:tab/>2</text:p>
          <text:p text:style-name="P3">Setting up the JAVA server<text:tab/>3</text:p>
          <text:p text:style-name="P3">Using the PHP client class<text:tab/>4</text:p>
        </text:index-body>
      </text:table-of-content>
      <text:p text:style-name="Standard"/>
      <text:h text:style-name="P4" text:outline-level="3">Overview</text:h>
      <text:p text:style-name="Text_20_body"/>
      <text:p text:style-name="P5"><draw:frame draw:style-name="fr1" draw:name="Oggetto1" text:anchor-type="as-char" svg:y="-2.829cm" svg:width="11.485cm" svg:height="5.77cm" draw:z-index="0"><draw:object xlink:href="../diag.odg" xlink:type="simple" xlink:show="embed" xlink:actuate="onLoad"/><draw:image xlink:href="./ObjectReplacements/Object 1" xlink:type="simple" xlink:show="embed" xlink:actuate="onLoad"/></draw:frame></text:p>
      <text:p text:style-name="Standard"/>
      <text:p text:style-name="Standard"/>
      <text:h text:style-name="P4" text:outline-level="3">Setting up the JAVA server</text:h>
      <text:list text:style-name="L2">
        <text:list-item>
          <text:p text:style-name="P6">Open a shell, check out the CVS and <text:span text:style-name="T1">cd</text:span> into the newly created <text:span text:style-name="T1">PJBS</text:span> folder.</text:p>
        </text:list-item>
        <text:list-item>
          <text:p text:style-name="P6">Open “etc/pjbs.conf” with a text editor. pjbs.conf is a shared config file. The sintax is simple but quite unusual becuase it has to be easyly parseable by both PHP and JAVA. White spaces (spaces, tabs, newlines) separate tokens. Tokens are positional and at least 3 tokens are required.</text:p>
        </text:list-item>
        <text:list-item>
          <text:p text:style-name="P6">The first token is the host on which the JAVA server is running and is considered by the PHP backend only. It should be set to <text:span text:style-name="T1">localhost</text:span>, unless you intend to run the JAVA server and the PHP on different machines. The second token is the port on which the JAVA server and the PHP backend will meet and is considered by both. Choose any free port above <text:span text:style-name="T1">1024</text:span>. Other tokens are JDBC drivers class names that the JAVA server will attempt to load at startup.</text:p>
        </text:list-item>
        <text:list-item>
          <text:p text:style-name="P6">Have your JDBC drivers and the <text:a xlink:type="simple" xlink:href="http://lucene.apache.org/" office:target-frame-name="_blank" xlink:show="new">Apache Lucene</text:a> core JAR ready and add them to your classpath</text:p>
        </text:list-item>
      </text:list>
      <text:p text:style-name="Standard"/>
      <text:p text:style-name="Standard"/>
      <text:h text:style-name="P4" text:outline-level="3">Using the PHP client class</text:h>
      <text:list text:style-name="L3">
        <text:list-item>
          <text:p text:style-name="P7">require_once 'PJBS.php';</text:p>
        </text:list-item>
        <text:list-item>
          <text:p text:style-name="P8">create an instance with something like <text:line-break/><text:span text:style-name="T1">$drv = new PJBS();</text:span></text:p>
        </text:list-item>
        <text:list-item>
          <text:p text:style-name="P8">connect to a JDBC data source with<text:line-break/><text:span text:style-name="T1">$drv-&gt;connect([your jdbc url], [your username], [your password]);</text:span></text:p>
        </text:list-item>
        <text:list-item>
          <text:p text:style-name="P8">execute a query<text:line-break/><text:span text:style-name="T1">$res = $drv-&gt;exec('select * from [your table]');</text:span></text:p>
        </text:list-item>
        <text:list-item>
          <text:p text:style-name="P8">print the first result<text:line-break/><text:span text:style-name="T1">print_r($drv-&gt;fetch_array($res));</text:span></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pitch="fixed"/>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lenny</meta:initial-creator>
    <meta:creation-date>2007-02-22T21:51:22</meta:creation-date>
    <dc:creator>lenny</dc:creator>
    <dc:date>2007-03-10T17:28:25</dc:date>
    <dc:language>it-IT</dc:language>
    <meta:editing-cycles>31</meta:editing-cycles>
    <meta:editing-duration>PT2H29M41S</meta:editing-duration>
    <meta:user-defined meta:name="Info 1"/>
    <meta:user-defined meta:name="Info 2"/>
    <meta:user-defined meta:name="Info 3"/>
    <meta:user-defined meta:name="Info 4"/>
    <meta:document-statistic meta:table-count="0" meta:image-count="0" meta:object-count="1" meta:page-count="1" meta:paragraph-count="21" meta:word-count="254" meta:character-count="1408"/>
  </office:meta>
</office:document-meta>
</file>